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manho" table:style-name="ta1">
        <table:shapes>
          <draw:frame draw:z-index="0" draw:style-name="gr1" draw:text-style-name="P1" svg:width="23.679cm" svg:height="9.004cm" svg:x="6.03cm" svg:y="5.18cm">
            <draw:object draw:notify-on-update-of-ranges="Tamanho.A1:Tamanho.A1 Tamanho.A2:Tamanho.A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oma do tamanho dos instantâneos</text:p>
          </table:table-cell>
        </table:table-row>
        <table:table-row table:style-name="ro1">
          <table:table-cell table:formula="of:=15*16" office:value-type="float" office:value="240" calcext:value-type="float">
            <text:p>240</text:p>
          </table:table-cell>
        </table:table-row>
        <table:table-row table:style-name="ro1">
          <table:table-cell table:formula="of:=30*16" office:value-type="float" office:value="480" calcext:value-type="float">
            <text:p>480</text:p>
          </table:table-cell>
        </table:table-row>
        <table:table-row table:style-name="ro1">
          <table:table-cell table:formula="of:=45*16" office:value-type="float" office:value="720" calcext:value-type="float">
            <text:p>720</text:p>
          </table:table-cell>
        </table:table-row>
        <table:table-row table:style-name="ro1">
          <table:table-cell table:formula="of:=60*16" office:value-type="float" office:value="960" calcext:value-type="float">
            <text:p>96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</table:table>
      <table:table table:name="Conteiner copia" table:style-name="ta1">
        <table:shapes>
          <draw:frame draw:z-index="0" draw:style-name="gr1" draw:text-style-name="P1" svg:width="21.025cm" svg:height="9.005cm" svg:x="3.99cm" svg:y="2.337cm">
            <draw:object draw:notify-on-update-of-ranges="'Conteiner copia'.A1:'Conteiner copia'.A1 'Conteiner copia'.A2:'Conteiner copia'.A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 office:value-type="string" calcext:value-type="string">
            <text:p>Tempo de cópi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46:43.190927640</meta:creation-date>
    <dc:date>2017-07-02T17:41:41.733340240</dc:date>
    <meta:editing-duration>PT38M47S</meta:editing-duration>
    <meta:editing-cycles>1</meta:editing-cycles>
    <meta:document-statistic meta:table-count="2" meta:cell-count="6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8cm" svg:height="9.005cm" xlink:href=".." xlink:type="simple" chart:class="chart:line" chart:style-name="ch1">
        <chart:title svg:x="9.309cm" svg:y="0.316cm" chart:style-name="ch2">
          <text:p>Uso de espaço em disco</text:p>
        </chart:title>
        <chart:legend chart:legend-position="bottom" svg:x="8.508cm" svg:y="8.222cm" style:legend-expansion="wide" chart:style-name="ch3"/>
        <chart:plot-area chart:style-name="ch4" table:cell-range-address="Tamanho.A1:Tamanho.A31" chart:data-source-has-labels="row" svg:x="1.484cm" svg:y="1.301cm" svg:width="21.723cm" svg:height="5.76cm">
          <chartooo:coordinate-region svg:x="2.476cm" svg:y="1.5cm" svg:width="20.544cm" svg:height="4.914cm"/>
          <chart:axis chart:dimension="x" chart:name="primary-x" chart:style-name="ch5">
            <chart:title svg:x="11.097cm" svg:y="7.241cm" chart:style-name="ch6">
              <text:p>Tempo (Minutos)</text:p>
            </chart:title>
          </chart:axis>
          <chart:axis chart:dimension="y" chart:name="primary-y" chart:style-name="ch5">
            <chart:title svg:x="0.451cm" svg:y="5.548cm" chart:style-name="ch7">
              <text:p>Tamanho (KBytes)</text:p>
            </chart:title>
            <chart:grid chart:style-name="ch8" chart:class="major"/>
          </chart:axis>
          <chart:series chart:style-name="ch9" chart:values-cell-range-address="Tamanho.A2:Tamanho.A31" chart:label-cell-address="Tamanho.A1:Tamanho.A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do tamanho dos instantâneos</text:p>
                <draw:g>
                  <svg:desc>Tamanho.A1:Tamanh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Tamanho.A2:Tamanho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26cm" svg:height="9.006cm" xlink:href=".." xlink:type="simple" chart:class="chart:line" chart:style-name="ch1">
        <chart:title svg:x="5.998cm" svg:y="0.316cm" chart:style-name="ch2">
          <text:p>Tempo de cópia da memória de um contêiner</text:p>
        </chart:title>
        <chart:plot-area chart:style-name="ch3" table:cell-range-address="'Conteiner copia'.A1:'Conteiner copia'.A31" chart:data-source-has-labels="row" svg:x="1.431cm" svg:y="1.301cm" svg:width="19.175cm" svg:height="6.544cm">
          <chartooo:coordinate-region svg:x="2.238cm" svg:y="1.5cm" svg:width="18.181cm" svg:height="5.698cm"/>
          <chart:axis chart:dimension="x" chart:name="primary-x" chart:style-name="ch4">
            <chart:title svg:x="10.405cm" svg:y="8.025cm" chart:style-name="ch5">
              <text:p>Coletas</text:p>
            </chart:title>
          </chart:axis>
          <chart:axis chart:dimension="y" chart:name="primary-y" chart:style-name="ch4">
            <chart:title svg:x="0.451cm" svg:y="7.104cm" chart:style-name="ch6">
              <text:p>Tempo para cópia (milissegundos)</text:p>
            </chart:title>
            <chart:grid chart:style-name="ch7" chart:class="major"/>
          </chart:axis>
          <chart:series chart:style-name="ch8" chart:values-cell-range-address="'Conteiner copia'.A2:'Conteiner copia'.A31" chart:label-cell-address="'Conteiner copia'.A1:'Conteiner copia'.A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cópia</text:p>
                <draw:g>
                  <svg:desc>'Conteiner copia'.A1:'Conteiner copi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'Conteiner copia'.A2:'Conteiner copia'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